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2.2638in"/>
    </style:style>
    <style:style style:name="co3" style:family="table-column">
      <style:table-column-properties fo:break-before="auto" style:column-width="2.0244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orth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Jump-Star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artup-Ducking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Jump-Start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Ducking-Star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office:value-type="string">
            <text:p>East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Walk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table:number-columns-repeated="2"/>
        </table:table-row>
        <table:table-row table:style-name="ro1">
          <table:table-cell office:value-type="string">
            <text:p>West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Walk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table:number-columns-repeated="2"/>
        </table:table-row>
        <table:table-row table:style-name="ro1">
          <table:table-cell office:value-type="string">
            <text:p>Light-Punch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ound-Light-Punc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Light-Punch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Light-Punch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Light-Punch</text:p>
          </table:table-cell>
          <table:table-cell/>
        </table:table-row>
        <table:table-row table:style-name="ro1">
          <table:table-cell office:value-type="string">
            <text:p>Heavy-Punch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ound-Heavy-Punc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Heavy-Punch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Heavy-Punch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Heavy-Punch</text:p>
          </table:table-cell>
          <table:table-cell/>
        </table:table-row>
        <table:table-row table:style-name="ro1">
          <table:table-cell office:value-type="string">
            <text:p>Light-Kick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ound-Light-Kic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Light-Kick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Light-Kick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Light-Kick</text:p>
          </table:table-cell>
          <table:table-cell/>
        </table:table-row>
        <table:table-row table:style-name="ro1">
          <table:table-cell office:value-type="string">
            <text:p>Heavy-Kick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ound-Heavy-Kic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Heavy-Kick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Heavy-Kick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Heavy-Kick</text:p>
          </table:table-cell>
          <table:table-cell/>
        </table:table-row>
        <table:table-row table:style-name="ro1">
          <table:table-cell office:value-type="string">
            <text:p>Guard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uar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Guard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Guard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Guard</text:p>
          </table:table-cell>
          <table:table-cell/>
        </table:table-row>
        <table:table-row table:style-name="ro1">
          <table:table-cell office:value-type="string">
            <text:p>Grab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ab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office:value-type="string">
            <text:p>Anim Complete</text:p>
          </table:table-cell>
          <table:table-cell office:value-type="string">
            <text:p>Ground</text:p>
          </table:table-cell>
          <table:table-cell office:value-type="string">
            <text:p>Jump-Start</text:p>
          </table:table-cell>
          <table:table-cell table:number-columns-repeated="2" office:value-type="string">
            <text:p>Air</text:p>
          </table:table-cell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table:number-columns-repeated="2" office:value-type="string">
            <text:p>Ducking</text:p>
          </table:table-cell>
        </table:table-row>
        <table:table-row table:style-name="ro1">
          <table:table-cell table:number-columns-repeated="2"/>
          <table:table-cell office:value-type="string">
            <text:p>Ground-Light-Punch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ound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cov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ab</text:p>
          </table:table-cell>
          <table:table-cell office:value-type="string">
            <text:p>Grab-Mi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ab-Miss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nockdown</text:p>
          </table:table-cell>
          <table:table-cell office:value-type="string">
            <text:p>Recovery</text:p>
          </table:table-cell>
          <table:table-cell/>
        </table:table-row>
        <table:table-row table:style-name="ro1">
          <table:table-cell/>
          <table:table-cell office:value-type="string">
            <text:p>Ducking</text:p>
          </table:table-cell>
          <table:table-cell office:value-type="string">
            <text:p>Ducking-Light-Punch</text:p>
          </table:table-cell>
          <table:table-cell office:value-type="string">
            <text:p>Duck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ucking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Heavy-Ki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ir</text:p>
          </table:table-cell>
          <table:table-cell office:value-type="string">
            <text:p>Air-Light-Punch</text:p>
          </table:table-cell>
          <table:table-cell table:number-columns-repeated="2" office:value-type="string">
            <text:p>Air</text:p>
          </table:table-cell>
        </table:table-row>
        <table:table-row table:style-name="ro1">
          <table:table-cell table:number-columns-repeated="2"/>
          <table:table-cell office:value-type="string">
            <text:p>Air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Kick</text:p>
          </table:table-cell>
          <table:table-cell table:number-columns-repeated="2"/>
        </table:table-row>
        <table:table-row table:style-name="ro1">
          <table:table-cell office:value-type="string">
            <text:p>Landed</text:p>
          </table:table-cell>
          <table:table-cell office:value-type="string">
            <text:p>Air</text:p>
          </table:table-cell>
          <table:table-cell office:value-type="string">
            <text:p>Air-Light-Punch</text:p>
          </table:table-cell>
          <table:table-cell office:value-type="string">
            <text:p>Landing</text:p>
          </table:table-cell>
          <table:table-cell office:value-type="string">
            <text:p>Ground</text:p>
          </table:table-cell>
        </table:table-row>
        <table:table-row table:style-name="ro1">
          <table:table-cell table:number-columns-repeated="2"/>
          <table:table-cell office:value-type="string">
            <text:p>Air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uggle</text:p>
          </table:table-cell>
          <table:table-cell office:value-type="string">
            <text:p>Knockdown</text:p>
          </table:table-cell>
          <table:table-cell/>
        </table:table-row>
        <table:table-row table:style-name="ro1">
          <table:table-cell office:value-type="string">
            <text:p>Hit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Hit-Stu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ump-Sta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Light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uard</text:p>
          </table:table-cell>
          <table:table-cell office:value-type="string">
            <text:p>Guard-Stun</text:p>
          </table:table-cell>
          <table:table-cell/>
        </table:table-row>
        <table:table-row table:style-name="ro1">
          <table:table-cell/>
          <table:table-cell office:value-type="string">
            <text:p>Ducking</text:p>
          </table:table-cell>
          <table:table-cell office:value-type="string">
            <text:p>Ducking-Light-Punch</text:p>
          </table:table-cell>
          <table:table-cell office:value-type="string">
            <text:p>Ducking-Hit-Stu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ucking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Guard</text:p>
          </table:table-cell>
          <table:table-cell office:value-type="string">
            <text:p>Ducking-Guard-Stun</text:p>
          </table:table-cell>
          <table:table-cell/>
        </table:table-row>
        <table:table-row table:style-name="ro1">
          <table:table-cell/>
          <table:table-cell office:value-type="string">
            <text:p>Air</text:p>
          </table:table-cell>
          <table:table-cell office:value-type="string">
            <text:p>Air-Light-Punch</text:p>
          </table:table-cell>
          <table:table-cell office:value-type="string">
            <text:p>Jugg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ir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Guard</text:p>
          </table:table-cell>
          <table:table-cell office:value-type="string">
            <text:p>Air-Guard-Stun</text:p>
          </table:table-cell>
          <table:table-cell/>
        </table:table-row>
        <table:table-row table:style-name="ro1" table:number-rows-repeated="19">
          <table:table-cell table:number-columns-repeated="5"/>
        </table:table-row>
        <table:table-row table:style-name="ro1" table:number-rows-repeated="9">
          <table:table-cell table:style-name="ce1" table:number-columns-repeated="5"/>
        </table:table-row>
        <table:table-row table:style-name="ro1"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1:31:00.82</meta:creation-date>
    <dc:date>2013-05-10T02:12:37.45</dc:date>
    <meta:editing-duration>PT26M18S</meta:editing-duration>
    <meta:editing-cycles>2</meta:editing-cycles>
    <meta:generator>LibreOffice/3.6$Windows_x86 LibreOffice_project/e29a214-2bbed72-0621de6-a97528c-8f066d</meta:generator>
    <meta:document-statistic meta:table-count="1" meta:cell-count="187" meta:object-count="0"/>
  </office:meta>
</office:document-meta>
</file>